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zemień serce me,</text:span><text:span text:style-name="T1"><text:line-break/></text:span><text:span text:style-name="T1">uczyń szczerym je.</text:span><text:span text:style-name="T1"><text:line-break/></text:span><text:span text:style-name="T1">Przemień serce me,</text:span><text:span text:style-name="T1"><text:line-break/></text:span><text:span text:style-name="T1">pragnę być jak Ty.</text:span><text:span text:style-name="T1"><text:line-break/></text:span><text:span text:style-name="T1">Tyś jest garncarzem,</text:span><text:span text:style-name="T1"><text:line-break/></text:span><text:span text:style-name="T1">jam gliną jest.</text:span><text:span text:style-name="T1"><text:line-break/></text:span><text:span text:style-name="T1">Skrusz mnie, ukształtuj,</text:span><text:span text:style-name="T1"><text:line-break/></text:span><text:span text:style-name="T1">o to modlę s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17:02:16</meta:creation-date>
    <dc:creator>Rafał Talacha</dc:creator>
    <dc:date>2009-01-27T15:30:25</dc:date>
    <dc:language>pl-PL</dc:language>
    <meta:editing-cycles>3</meta:editing-cycles>
    <meta:editing-duration>PT46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